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f24c3" officeooo:paragraph-rsid="001f24c3" style:font-size-asian="12.25pt" style:font-size-complex="14pt"/>
    </style:style>
    <style:style style:name="P2" style:family="paragraph" style:parent-style-name="Standard">
      <style:text-properties fo:font-size="14pt" officeooo:rsid="001f24c3" officeooo:paragraph-rsid="00205e13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f24c3" officeooo:paragraph-rsid="00225169" style:font-size-asian="12.25pt" style:font-size-complex="14pt"/>
    </style:style>
    <style:style style:name="P4" style:family="paragraph" style:parent-style-name="Standard">
      <style:text-properties fo:font-size="14pt" officeooo:rsid="001f24c3" officeooo:paragraph-rsid="0021ced2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22dbdb" officeooo:paragraph-rsid="0022dbdb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22dbdb" officeooo:paragraph-rsid="0023eae4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23eae4" officeooo:paragraph-rsid="0023eae4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3eae4" officeooo:paragraph-rsid="00268a79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268a79" officeooo:paragraph-rsid="00268a79" style:font-size-asian="12.25pt" style:font-size-complex="14pt"/>
    </style:style>
    <style:style style:name="P10" style:family="paragraph" style:parent-style-name="Standard">
      <style:text-properties fo:font-size="14pt" fo:font-weight="bold" officeooo:rsid="001f24c3" officeooo:paragraph-rsid="001f24c3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officeooo:rsid="001f24c3" officeooo:paragraph-rsid="001f24c3" style:font-size-asian="12.25pt" style:font-weight-asian="normal" style:font-size-complex="14pt" style:font-weight-complex="normal"/>
    </style:style>
    <style:style style:name="T1" style:family="text">
      <style:text-properties officeooo:rsid="00205e13"/>
    </style:style>
    <style:style style:name="T2" style:family="text">
      <style:text-properties officeooo:rsid="0021be6b"/>
    </style:style>
    <style:style style:name="T3" style:family="text">
      <style:text-properties officeooo:rsid="0021ced2"/>
    </style:style>
    <style:style style:name="T4" style:family="text">
      <style:text-properties officeooo:rsid="00225169"/>
    </style:style>
    <style:style style:name="T5" style:family="text">
      <style:text-properties officeooo:rsid="0022dbdb"/>
    </style:style>
    <style:style style:name="T6" style:family="text">
      <style:text-properties officeooo:rsid="00231a8d"/>
    </style:style>
    <style:style style:name="T7" style:family="text">
      <style:text-properties officeooo:rsid="00258c14"/>
    </style:style>
    <style:style style:name="T8" style:family="text">
      <style:text-properties officeooo:rsid="00268a79"/>
    </style:style>
    <style:style style:name="T9" style:family="text">
      <style:text-properties officeooo:rsid="0027a8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HIFFRAGE DU BUDGET <text:s/>POUR ISOLER <text:s/>LES DEUX CHAMBRES</text:p>
      <text:p text:style-name="P11"/>
      <text:p text:style-name="P11"/>
      <text:p text:style-name="P11">Reste a <text:span text:style-name="T9">vérifier</text:span> et <text:span text:style-name="T9">définir</text:span> :</text:p>
      <text:p text:style-name="P11"/>
      <text:p text:style-name="P11">la hauteur sous plafond ?</text:p>
      <text:p text:style-name="P11">Le nombre de prise de courant a déplacer ou a créer ?</text:p>
      <text:p text:style-name="P11">Le type de cloison sélectionné pour le mur du radiateur ?</text:p>
      <text:p text:style-name="P1"/>
      <text:p text:style-name="P1">En fonction du plan de AUDIT ENERGETIQUE </text:p>
      <text:p text:style-name="P1">voici les fourniture nécessaire et le chiffrage que j’ai réaliser.</text:p>
      <text:p text:style-name="P1"/>
      <text:p text:style-name="P2">- <text:span text:style-name="T1">51 poteaux <text:s text:c="58"/>a 2 euros <text:s text:c="2"/>= <text:s text:c="4"/>102</text:span></text:p>
      <text:p text:style-name="P2">- <text:span text:style-name="T2">11 </text:span><text:span text:style-name="T1">rail sol et plafond <text:s/></text:span><text:span text:style-name="T2">(32 mètres linéaires) </text:span><text:s text:c="8"/><text:span text:style-name="T2">a 2 euros <text:s/>= <text:s text:c="7"/>22</text:span> <text:s text:c="33"/></text:p>
      <text:p text:style-name="P4">- <text:span text:style-name="T3">15 </text:span><text:span text:style-name="T2">plaque 120 x 250 <text:s text:c="43"/></text:span><text:span text:style-name="T3">a <text:s/>8 euros <text:s/>= <text:s text:c="5"/>120</text:span></text:p>
      <text:p text:style-name="P4"><text:span text:style-name="T2">- </text:span><text:span text:style-name="T3">1 rouleau de calico autocollant <text:s text:c="40"/></text:span><text:span text:style-name="T2"><text:s text:c="3"/></text:span><text:span text:style-name="T3">= <text:s text:c="8"/>11</text:span></text:p>
      <text:p text:style-name="P4"><text:span text:style-name="T2">- </text:span><text:span text:style-name="T3">1 rouleau de calico armé <text:s text:c="53"/>= <text:s text:c="8"/>12</text:span><text:span text:style-name="T2"> <text:s text:c="31"/></text:span></text:p>
      <text:p text:style-name="P3">- <text:span text:style-name="T3">400 </text:span><text:s/><text:span text:style-name="T3">vis <text:s/>a placo </text:span><text:s text:c="66"/><text:span text:style-name="T3">= <text:s text:c="8"/>11</text:span></text:p>
      <text:p text:style-name="P3">- <text:span text:style-name="T4">1 sac d’enduit PF3 <text:s/>25 kg</text:span> <text:s text:c="52"/><text:span text:style-name="T4">= <text:s text:c="7"/>30</text:span></text:p>
      <text:p text:style-name="P3">- <text:span text:style-name="T7">livraison a l’étage <text:s text:c="64"/>= <text:s text:c="8"/> ? <text:s text:c="38"/></text:span></text:p>
      <text:p text:style-name="P3"><text:s text:c="74"/></text:p>
      <text:p text:style-name="P3"/>
      <text:p text:style-name="P3"/>
      <text:p text:style-name="P3"><text:span text:style-name="T4">outillages :</text:span></text:p>
      <text:p text:style-name="P3"/>
      <text:p text:style-name="P3"><text:span text:style-name="T4">4 </text:span><text:span text:style-name="T5">couteau a jointer</text:span><text:span text:style-name="T4"> <text:s text:c="70"/></text:span><text:span text:style-name="T5">= <text:s text:c="2"/></text:span><text:span text:style-name="T6">30</text:span></text:p>
      <text:p text:style-name="P3"><text:span text:style-name="T4">1 </text:span><text:span text:style-name="T5">couteau a enduire 60 cm de</text:span> <text:span text:style-name="T4">large </text:span><text:span text:style-name="T5">LM <text:s text:c="37"/>= <text:s text:c="2"/>22</text:span></text:p>
      <text:p text:style-name="P3"><text:span text:style-name="T5">1 kit outillage du plaquiste Leroy Merlin ref:90568233 <text:s text:c="13"/>= <text:s text:c="2"/>50 <text:s/></text:span></text:p>
      <text:p text:style-name="P3"><text:span text:style-name="T5">1 auge de </text:span><text:span text:style-name="T9">maçon</text:span><text:span text:style-name="T5"> <text:s text:c="73"/>= <text:s text:c="2"/>15</text:span> <text:s text:c="25"/></text:p>
      <text:p text:style-name="P5">2 escab<text:span text:style-name="T6">eaux 4 marches avec tablette porte outils <text:s text:c="2"/>( 70x2) <text:s text:c="9"/>= <text:s/>140 <text:s text:c="19"/></text:span></text:p>
      <text:p text:style-name="P6"><text:s text:c="3"/><text:span text:style-name="T6">(du type HAILO <text:s/>L60 4)</text:span></text:p>
      <text:p text:style-name="P9">2 tréteaux solide en bois <text:s text:c="41"/>(20x2) <text:s text:c="9"/>= <text:s/>40 </text:p>
      <text:p text:style-name="P9"/>
      <text:p text:style-name="P9"/>
      <text:p text:style-name="P9"/>
      <text:p text:style-name="P6"><text:span text:style-name="T7">2</text:span><text:span text:style-name="T6"> </text:span><text:span text:style-name="T4">visseuses avec porte embout aimanté <text:s text:c="39"/></text:span><text:span text:style-name="T8">=</text:span><text:span text:style-name="T4"> <text:s text:c="69"/></text:span></text:p>
      <text:p text:style-name="P7">1 visseuse a chargement vis automatique <text:s text:c="36"/><text:span text:style-name="T8">=</text:span> <text:s text:c="63"/></text:p>
      <text:p text:style-name="P8"><text:s text:c="2"/>(si on veut allé vite.) <text:s text:c="2"/></text:p>
      <text:p text:style-name="P8"/>
      <text:p text:style-name="P8"><text:span text:style-name="T8">bien sur il faut vérifier l’outillage déjà disponible en famille... </text:span><text:s text:c="31"/></text:p>
      <text:p text:style-name="P6"><text:s text:c="2"/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11-08T09:49:47.221000000</meta:creation-date>
    <dc:date>2025-11-08T11:30:57.774000000</dc:date>
    <meta:editing-duration>PT7M57S</meta:editing-duration>
    <meta:editing-cycles>2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29" meta:word-count="219" meta:character-count="2238" meta:non-whitespace-character-count="847"/>
  </office:meta>
</office:document-meta>
</file>